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atang" svg:font-family="Batang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65.49pt"/>
    </style:style>
    <style:style style:name="co2" style:family="table-column">
      <style:table-column-properties fo:break-before="auto" style:column-width="83.99pt"/>
    </style:style>
    <style:style style:name="co3" style:family="table-column">
      <style:table-column-properties fo:break-before="auto" style:column-width="63.75pt"/>
    </style:style>
    <style:style style:name="co4" style:family="table-column">
      <style:table-column-properties fo:break-before="auto" style:column-width="175.49pt"/>
    </style:style>
    <style:style style:name="co5" style:family="table-column">
      <style:table-column-properties fo:break-before="auto" style:column-width="258.75pt"/>
    </style:style>
    <style:style style:name="co6" style:family="table-column">
      <style:table-column-properties fo:break-before="auto" style:column-width="477.04pt"/>
    </style:style>
    <style:style style:name="co7" style:family="table-column">
      <style:table-column-properties fo:break-before="auto" style:column-width="441.01pt"/>
    </style:style>
    <style:style style:name="co8" style:family="table-column">
      <style:table-column-properties fo:break-before="auto" style:column-width="60.01pt"/>
    </style:style>
    <style:style style:name="co9" style:family="table-column">
      <style:table-column-properties fo:break-before="auto" style:column-width="774.74pt"/>
    </style:style>
    <style:style style:name="co10" style:family="table-column">
      <style:table-column-properties fo:break-before="auto" style:column-width="101.25pt"/>
    </style:style>
    <style:style style:name="co11" style:family="table-column">
      <style:table-column-properties fo:break-before="auto" style:column-width="141pt"/>
    </style:style>
    <style:style style:name="co12" style:family="table-column">
      <style:table-column-properties fo:break-before="auto" style:column-width="182.24pt"/>
    </style:style>
    <style:style style:name="co13" style:family="table-column">
      <style:table-column-properties fo:break-before="auto" style:column-width="255pt"/>
    </style:style>
    <style:style style:name="ro1" style:family="table-row">
      <style:table-row-properties style:row-height="29.25pt" fo:break-before="auto" style:use-optimal-row-height="false"/>
    </style:style>
    <style:style style:name="ro2" style:family="table-row">
      <style:table-row-properties style:row-height="57.6pt" fo:break-before="auto" style:use-optimal-row-height="true"/>
    </style:style>
    <style:style style:name="ro3" style:family="table-row">
      <style:table-row-properties style:row-height="14.4pt" fo:break-before="auto" style:use-optimal-row-height="true"/>
    </style:style>
    <style:style style:name="ro4" style:family="table-row">
      <style:table-row-properties style:row-height="28.8pt" fo:break-before="auto" style:use-optimal-row-height="true"/>
    </style:style>
    <style:style style:name="ro5" style:family="table-row">
      <style:table-row-properties style:row-height="36.74pt" fo:break-before="auto" style:use-optimal-row-height="false"/>
    </style:style>
    <style:style style:name="ro6" style:family="table-row">
      <style:table-row-properties style:row-height="12.81pt" fo:break-before="auto" style:use-optimal-row-height="true"/>
    </style:style>
    <style:style style:name="ro7" style:family="table-row">
      <style:table-row-properties style:row-height="246.76pt" fo:break-before="auto" style:use-optimal-row-height="false"/>
    </style:style>
    <style:style style:name="ro8" style:family="table-row">
      <style:table-row-properties style:row-height="15.76pt" fo:break-before="auto" style:use-optimal-row-height="false"/>
    </style:style>
    <style:style style:name="ro9" style:family="table-row">
      <style:table-row-properties style:row-height="36pt" fo:break-before="auto" style:use-optimal-row-height="false"/>
    </style:style>
    <style:style style:name="ta1" style:family="table" style:master-page-name="PageStyle_5f_Scenario_20_Specifications">
      <style:table-properties table:display="true" style:writing-mode="lr-tb" tableooo:tab-color="#604a7b"/>
    </style:style>
    <style:style style:name="ta2" style:family="table" style:master-page-name="PageStyle_5f_Create_5f_Documents">
      <style:table-properties table:display="true" style:writing-mode="lr-tb"/>
    </style:style>
    <style:style style:name="ta3" style:family="table" style:master-page-name="PageStyle_5f_Create_5f_Events">
      <style:table-properties table:display="true" style:writing-mode="lr-tb"/>
    </style:style>
    <style:style style:name="ta4" style:family="table" style:master-page-name="PageStyle_5f_Create_5f_Wiki">
      <style:table-properties table:display="true" style:writing-mode="lr-tb"/>
    </style:style>
    <style:style style:name="ta5" style:family="table" style:master-page-name="PageStyle_5f_Create_5f_Discussions">
      <style:table-properties table:display="true" style:writing-mode="lr-tb"/>
    </style:style>
    <style:style style:name="ta6" style:family="table" style:master-page-name="PageStyle_5f_Create_5f_Services">
      <style:table-properties table:display="true" style:writing-mode="lr-tb"/>
    </style:style>
    <style:style style:name="ta7" style:family="table" style:master-page-name="PageStyle_5f_Manage_5f_Member">
      <style:table-properties table:display="true" style:writing-mode="lr-tb"/>
    </style:style>
    <style:style style:name="ta8" style:family="table" style:master-page-name="PageStyle_5f_Global_5f_Search">
      <style:table-properties table:display="true" style:writing-mode="lr-tb"/>
    </style:style>
    <style:style style:name="ta9" style:family="table" style:master-page-name="PageStyle_5f_Revision_20_Log">
      <style:table-properties table:display="true" style:writing-mode="lr-tb"/>
    </style:style>
    <style:style style:name="ce1" style:family="table-cell" style:parent-style-name="Default">
      <style:table-cell-properties fo:background-color="#bfbfb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</style:style>
    <style:style style:name="ce3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</style:style>
    <style:style style:name="ce4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</style:style>
    <style:style style:name="ce7" style:family="table-cell" style:parent-style-name="Default">
      <style:table-cell-properties fo:background-color="#bfbfbf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8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font-size="10pt" style:font-size-asian="10pt" style:font-size-complex="10pt"/>
    </style:style>
    <style:style style:name="ce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font-size="10pt" style:font-size-asian="10pt" style:font-size-complex="10pt"/>
    </style:style>
    <style:style style:name="ce10" style:family="table-cell" style:parent-style-name="Default">
      <style:text-properties fo:font-size="10pt" style:font-size-asian="10pt" style:font-size-complex="10pt"/>
    </style:style>
    <style:style style:name="ce11" style:family="table-cell" style:parent-style-name="Default">
      <style:table-cell-properties fo:background-color="#bfbfb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2" style:family="table-cell" style:parent-style-name="Default">
      <style:table-cell-properties fo:background-color="#bfbfbf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14" style:family="table-cell" style:parent-style-name="Default">
      <style:table-cell-properties style:rotation-align="none"/>
    </style:style>
    <style:style style:name="ce15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</style:style>
    <style:style style:name="ce16" style:family="table-cell" style:parent-style-name="Default">
      <style:table-cell-properties fo:background-color="#bfbfb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7" style:family="table-cell" style:parent-style-name="Default">
      <style:table-cell-properties style:diagonal-bl-tr="none" style:diagonal-tl-br="none" fo:border="0.74pt solid #000000" style:rotation-align="none"/>
    </style:style>
    <style:style style:name="ce18" style:family="table-cell" style:parent-style-name="Default" style:data-style-name="N10125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</style:style>
    <style:style style:name="ce19" style:family="table-cell" style:parent-style-name="Default" style:data-style-name="N10125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</style:style>
    <style:style style:name="ce20" style:family="table-cell" style:parent-style-name="Default" style:data-style-name="N10125">
      <style:table-cell-properties fo:border-bottom="0.74pt solid #000000" style:diagonal-bl-tr="none" style:diagonal-tl-br="none" fo:border-left="none" fo:border-right="none" style:rotation-align="none" fo:border-top="0.74pt solid #000000"/>
    </style:style>
    <style:style style:name="T1" style:family="text">
      <style:text-properties style:font-name="Calibri" style:font-style-complex="normal" style:font-style-asian="normal" style:font-weight-complex="bold" style:font-weight-asian="bold" style:font-size-complex="11pt" style:font-size-asian="11pt" style:font-name-complex="Calibri" fo:color="#000000" style:text-position="0%" style:text-outline="false" fo:font-style="normal" style:text-line-through-type="none" style:text-underline-style="none" style:text-underline-color="font-color" fo:font-weight="bold" fo:font-size="11pt" fo:text-shadow="none"/>
    </style:style>
    <style:style style:name="T2" style:family="text">
      <style:text-properties style:font-name="Calibri" style:font-style-complex="normal" style:font-style-asian="normal" style:font-size-complex="11pt" style:font-size-asian="11pt" style:font-name-complex="Calibri" fo:color="#000000" style:text-position="0%" style:text-outline="false" fo:font-style="normal" style:text-line-through-type="none" style:text-underline-style="none" style:text-underline-color="font-color" fo:font-size="11pt" fo:text-shadow="none" fo:font-weight="normal" style:font-weight-asian="normal" style:font-weight-complex="normal"/>
    </style:style>
    <style:style style:name="T3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position="0%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4" style:family="text">
      <style:text-properties fo:text-shadow="none" style:font-name="Calibri" fo:font-size="11pt" fo:font-weight="normal" style:text-underline-style="none" style:text-underline-color="font-color" style:text-line-through-type="none" fo:font-style="normal" style:text-outline="false" style:text-position="0%" fo:color="#000000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5" style:family="text">
      <style:text-properties fo:text-shadow="none" style:font-name="Calibri" fo:font-size="11pt" style:text-underline-style="none" style:text-underline-color="font-color" style:text-line-through-type="none" fo:font-style="normal" style:text-outline="false" style:text-position="0%" fo:color="#000000" style:font-name-complex="Calibri" style:font-size-asian="11pt" style:font-size-complex="11pt" style:font-style-asian="normal" style:font-style-complex="normal" fo:font-weight="bold" style:font-weight-asian="bold" style:font-weight-complex="bold"/>
    </style:style>
    <style:style style:name="T6" style:family="text">
      <style:text-properties fo:text-shadow="none" style:font-name="Calibri" fo:font-size="11pt" style:text-underline-style="none" style:text-underline-color="font-color" style:text-line-through-type="none" fo:font-style="normal" style:text-outline="false" style:text-position="0%" fo:color="#000000" style:font-name-complex="Calibri" style:font-size-asian="11pt" style:font-size-complex="11pt" style:font-style-asian="normal" style:font-style-complex="normal"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cenario Specifications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number-columns-repeated="1022" table:default-cell-style-name="ce5"/>
        <table:table-row table:style-name="ro1">
          <table:table-cell table:style-name="ce1" office:value-type="string" calcext:value-type="string">
            <text:p>Scenario Title</text:p>
          </table:table-cell>
          <table:table-cell table:style-name="ce1" office:value-type="string" calcext:value-type="string">
            <text:p>Users</text:p>
          </table:table-cell>
          <table:table-cell table:style-name="ce6" table:number-columns-repeated="1022"/>
        </table:table-row>
        <table:table-row table:style-name="ro2">
          <table:table-cell table:style-name="ce2" office:value-type="string" calcext:value-type="string">
            <text:p>Create Documents with:</text:p>
            <text:p>- 1MB attachment</text:p>
            <text:p>- 10MB Attachment </text:p>
            <text:p>- 20MB Attachment </text:p>
          </table:table-cell>
          <table:table-cell table:style-name="ce4" office:value-type="float" office:value="5" calcext:value-type="float">
            <text:p>5</text:p>
          </table:table-cell>
          <table:table-cell table:style-name="Default" table:number-columns-repeated="1022"/>
        </table:table-row>
        <table:table-row table:style-name="ro3">
          <table:table-cell table:style-name="ce3" office:value-type="string" calcext:value-type="string">
            <text:p>Create Events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1022"/>
        </table:table-row>
        <table:table-row table:style-name="ro4">
          <table:table-cell table:style-name="ce3" office:value-type="string" calcext:value-type="string">
            <text:p>Create Wiki</text:p>
            <text:p>-Add Image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1022"/>
        </table:table-row>
        <table:table-row table:style-name="ro3">
          <table:table-cell table:style-name="ce3" office:value-type="string" calcext:value-type="string">
            <text:p>Create Discussions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Create Services</text:p>
            <text:p>- 1MB attachment</text:p>
            <text:p>- 10MB Attachment </text:p>
            <text:p>- 20MB Attachment 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1022"/>
        </table:table-row>
        <table:table-row table:style-name="ro5">
          <table:table-cell table:style-name="ce3" office:value-type="string" calcext:value-type="string">
            <text:p>Manage Members</text:p>
            <text:p>-Add And Remove Users to the Community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1022"/>
        </table:table-row>
        <table:table-row table:style-name="ro3">
          <table:table-cell table:style-name="ce4" office:value-type="string" calcext:value-type="string">
            <text:p>Global Search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1022"/>
        </table:table-row>
        <table:table-row table:style-name="ro3" table:number-rows-repeated="104856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reate_Documents" table:style-name="ta2">
        <office:forms form:automatic-focus="false" form:apply-design-mode="false"/>
        <table:table-column table:style-name="co4" table:default-cell-style-name="ce10"/>
        <table:table-column table:style-name="co5" table:default-cell-style-name="ce10"/>
        <table:table-column table:style-name="co6" table:default-cell-style-name="ce10"/>
        <table:table-column table:style-name="co7" table:default-cell-style-name="ce10"/>
        <table:table-column table:style-name="co8" table:number-columns-repeated="1020" table:default-cell-style-name="ce10"/>
        <table:table-row table:style-name="ro6">
          <table:table-cell table:style-name="ce7" office:value-type="string" calcext:value-type="string">
            <text:p>Scenario Case Title</text:p>
          </table:table-cell>
          <table:table-cell table:style-name="ce11" office:value-type="string" calcext:value-type="string">
            <text:p>Scenario Description</text:p>
          </table:table-cell>
          <table:table-cell table:style-name="ce11" office:value-type="string" calcext:value-type="string">
            <text:p>Scenario Steps</text:p>
          </table:table-cell>
          <table:table-cell table:style-name="ce11" office:value-type="string" calcext:value-type="string">
            <text:p>Expected Results</text:p>
          </table:table-cell>
          <table:table-cell table:number-columns-repeated="1020"/>
        </table:table-row>
        <table:table-row table:style-name="ro7">
          <table:table-cell table:style-name="ce8" office:value-type="string" calcext:value-type="string">
            <text:p>Scenario: Create a Documents</text:p>
            <text:p>Number of user: 5</text:p>
          </table:table-cell>
          <table:table-cell table:style-name="ce8" office:value-type="string" calcext:value-type="string">
            <text:p>Verify that a user is able to create Documents with below attachments and measure the transection response time.</text:p>
            <text:p>- 1MB attachment</text:p>
            <text:p>- 10MB Attachment </text:p>
            <text:p>- 20MB Attachment </text:p>
          </table:table-cell>
          <table:table-cell table:style-name="ce8" office:value-type="string" calcext:value-type="string">
            <text:p>Preconditions:</text:p>
            <text:p>1) Identify valid zONE user ID and password;</text:p>
            <text:p>2) "Load Testing Community" must exist in the zONE application; </text:p>
            <text:p>Steps:</text:p>
            <text:p>1) Log in to zONE with a valid user ID and password.</text:p>
            <text:p>2) Select the Communities button and then select the "Load Testing Community" from the drop-down menu.</text:p>
            <text:p>3) Verify that the user is navigated to the "Load Testing Community" homepage.</text:p>
            <text:p>4) Hover over the “Library” hyperlink tab </text:p>
            <text:p>5) Hover over the “Documents” and Select “Add Documents”</text:p>
            <text:p>6) Fill out all required fields and attached <text:span text:style-name="T1">1MB attachment</text:span><text:span text:style-name="T2"> file in the file upload field.</text:span></text:p>
            <text:p><text:span text:style-name="T3">7) Select the Submit button.</text:span></text:p>
            <text:p><text:span text:style-name="T3">8) Verify that the user is navigated to the community homepage </text:span></text:p>
            <text:p><text:span text:style-name="T3"/></text:p>
            <text:p><text:span text:style-name="T4">9 ) Repeat the scenario for </text:span><text:span text:style-name="T5">10MB and 20MB</text:span><text:span text:style-name="T6"> attachment files </text:span></text:p>
          </table:table-cell>
          <table:table-cell table:style-name="ce8" office:value-type="string" calcext:value-type="string">
            <text:p>User is able to create Documents and recorded  the following transection response time:</text:p>
            <text:p/>
            <text:p>- Login transaction time.</text:p>
            <text:p>- Navigate to community home page transaction time.</text:p>
            <text:p>-Navigate to Create Document page transaction time.</text:p>
            <text:p>- Document Submit transaction time.</text:p>
            <text:p>-Logout transaction time.</text:p>
            <text:p/>
            <text:p/>
          </table:table-cell>
          <table:table-cell table:number-columns-repeated="1020"/>
        </table:table-row>
        <table:table-row table:style-name="ro6" table:number-rows-repeated="9">
          <table:table-cell table:style-name="ce9" table:number-columns-repeated="4"/>
          <table:table-cell table:number-columns-repeated="1020"/>
        </table:table-row>
        <table:table-row table:style-name="ro6" table:number-rows-repeated="1048564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Create_Events" table:style-name="ta3">
        <table:table-column table:style-name="co4" table:default-cell-style-name="ce14"/>
        <table:table-column table:style-name="co5" table:default-cell-style-name="ce14"/>
        <table:table-column table:style-name="co9" table:default-cell-style-name="ce14"/>
        <table:table-column table:style-name="co7" table:default-cell-style-name="ce14"/>
        <table:table-column table:style-name="co3" table:number-columns-repeated="1020" table:default-cell-style-name="ce14"/>
        <table:table-row table:style-name="ro3">
          <table:table-cell table:style-name="ce12" office:value-type="string" calcext:value-type="string">
            <text:p>Scenario Case Title</text:p>
          </table:table-cell>
          <table:table-cell table:style-name="ce1" office:value-type="string" calcext:value-type="string">
            <text:p>Scenario Description</text:p>
          </table:table-cell>
          <table:table-cell table:style-name="ce1" office:value-type="string" calcext:value-type="string">
            <text:p>Scenario Steps</text:p>
          </table:table-cell>
          <table:table-cell table:style-name="ce1" office:value-type="string" calcext:value-type="string">
            <text:p>Expected Results</text:p>
          </table:table-cell>
          <table:table-cell table:number-columns-repeated="1020"/>
        </table:table-row>
        <table:table-row table:style-name="ro7">
          <table:table-cell table:style-name="ce3" office:value-type="string" calcext:value-type="string">
            <text:p>Scenario: Create Events</text:p>
            <text:p>Number of user: 5</text:p>
          </table:table-cell>
          <table:table-cell table:style-name="ce3" office:value-type="string" calcext:value-type="string">
            <text:p>Verify that a user is able to create Events and measure the transection response time.</text:p>
            <text:p/>
          </table:table-cell>
          <table:table-cell table:style-name="ce3" office:value-type="string" calcext:value-type="string">
            <text:p>Preconditions:</text:p>
            <text:p>1) Identify valid zONE user ID and password;</text:p>
            <text:p>2) "Load Testing Community" must exist in the zONE application; </text:p>
            <text:p>Steps:</text:p>
            <text:p>1) Log in to zONE with a valid user ID and password.</text:p>
            <text:p>2) Select the Communities button and then select the "Load Testing Community" from the drop-down menu.</text:p>
            <text:p>3) Verify that the user is navigated to the "Load Testing Community" homepage.</text:p>
            <text:p>4) Hover over the “Library” hyperlink tab.</text:p>
            <text:p>5) Hover over the “Events” and Select “Add Events”.</text:p>
            <text:p>6) Fill out all required fields.</text:p>
            <text:p>7) Select the Submit button.</text:p>
            <text:p>8) Verify that the user is navigated to the community homepage.</text:p>
            <text:p/>
          </table:table-cell>
          <table:table-cell table:style-name="ce3" office:value-type="string" calcext:value-type="string">
            <text:p>User is able to create Events  and recorded  the following transection response time:</text:p>
            <text:p/>
            <text:p>- Login transaction time.</text:p>
            <text:p>- Navigate to community home page transaction time.</text:p>
            <text:p>-Navigate to Create Event page transaction time.</text:p>
            <text:p>- Event Submit transaction time.</text:p>
            <text:p>-Logout transaction time.</text:p>
            <text:p/>
            <text:p/>
          </table:table-cell>
          <table:table-cell table:number-columns-repeated="1020"/>
        </table:table-row>
        <table:table-row table:style-name="ro3" table:number-rows-repeated="9">
          <table:table-cell table:style-name="ce13" table:number-columns-repeated="4"/>
          <table:table-cell table:number-columns-repeated="1020"/>
        </table:table-row>
        <table:table-row table:style-name="ro3" table:number-rows-repeated="104856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reate_Wiki" table:style-name="ta4">
        <table:table-column table:style-name="co4" table:default-cell-style-name="ce14"/>
        <table:table-column table:style-name="co5" table:default-cell-style-name="ce14"/>
        <table:table-column table:style-name="co9" table:default-cell-style-name="ce14"/>
        <table:table-column table:style-name="co7" table:default-cell-style-name="ce14"/>
        <table:table-column table:style-name="co3" table:number-columns-repeated="1020" table:default-cell-style-name="ce14"/>
        <table:table-row table:style-name="ro3">
          <table:table-cell table:style-name="ce12" office:value-type="string" calcext:value-type="string">
            <text:p>Scenario Case Title</text:p>
          </table:table-cell>
          <table:table-cell table:style-name="ce1" office:value-type="string" calcext:value-type="string">
            <text:p>Scenario Description</text:p>
          </table:table-cell>
          <table:table-cell table:style-name="ce1" office:value-type="string" calcext:value-type="string">
            <text:p>Scenario Steps</text:p>
          </table:table-cell>
          <table:table-cell table:style-name="ce1" office:value-type="string" calcext:value-type="string">
            <text:p>Expected Results</text:p>
          </table:table-cell>
          <table:table-cell table:number-columns-repeated="1020"/>
        </table:table-row>
        <table:table-row table:style-name="ro7">
          <table:table-cell table:style-name="ce3" office:value-type="string" calcext:value-type="string">
            <text:p>Scenario: Create Wiki </text:p>
            <text:p>Number of user: 5</text:p>
          </table:table-cell>
          <table:table-cell table:style-name="ce3" office:value-type="string" calcext:value-type="string">
            <text:p>Verify that a user is able to create Wiki and measure the transection response time.</text:p>
            <text:p/>
          </table:table-cell>
          <table:table-cell table:style-name="ce3" office:value-type="string" calcext:value-type="string">
            <text:p>Preconditions:</text:p>
            <text:p>1) Identify valid zONE user ID and password;</text:p>
            <text:p>2) "Load Testing Community" must exist in the zONE application; </text:p>
            <text:p>Steps:</text:p>
            <text:p>1) Log in to zONE with a valid user ID and password.</text:p>
            <text:p>2) Select the Communities button and then select the "Load Testing Community" from the drop-down menu.</text:p>
            <text:p>3) Verify that the user is navigated to the "Load Testing Community" homepage.</text:p>
            <text:p>4) Hover over the “Library” hyperlink tab.</text:p>
            <text:p>5) Hover over the “Wiki” and Select “Add Wiki”.</text:p>
            <text:p>6) Fill out all required fields.</text:p>
            <text:p>7) Select the “Insert” button to Add an Image.</text:p>
            <text:p>8) Select the Submit button.</text:p>
            <text:p>9) Verify that the user is navigated to the community homepage.</text:p>
            <text:p/>
          </table:table-cell>
          <table:table-cell table:style-name="ce3" office:value-type="string" calcext:value-type="string">
            <text:p>User is able to create Wiki  and recorded  the following transection response time:</text:p>
            <text:p/>
            <text:p>- Login transaction time.</text:p>
            <text:p>- Navigate to community home page transaction time.</text:p>
            <text:p>-Navigate to Create Event page transaction time.</text:p>
            <text:p>- Wiki Submit transaction time.</text:p>
            <text:p>-Logout transaction time.</text:p>
            <text:p/>
            <text:p/>
          </table:table-cell>
          <table:table-cell table:number-columns-repeated="1020"/>
        </table:table-row>
        <table:table-row table:style-name="ro3" table:number-rows-repeated="9">
          <table:table-cell table:style-name="ce13" table:number-columns-repeated="4"/>
          <table:table-cell table:number-columns-repeated="1020"/>
        </table:table-row>
        <table:table-row table:style-name="ro3" table:number-rows-repeated="104856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reate_Discussions" table:style-name="ta5">
        <table:table-column table:style-name="co4" table:default-cell-style-name="ce14"/>
        <table:table-column table:style-name="co5" table:default-cell-style-name="ce14"/>
        <table:table-column table:style-name="co9" table:default-cell-style-name="ce14"/>
        <table:table-column table:style-name="co7" table:default-cell-style-name="ce14"/>
        <table:table-column table:style-name="co3" table:number-columns-repeated="1020" table:default-cell-style-name="ce14"/>
        <table:table-row table:style-name="ro3">
          <table:table-cell table:style-name="ce12" office:value-type="string" calcext:value-type="string">
            <text:p>Scenario Case Title</text:p>
          </table:table-cell>
          <table:table-cell table:style-name="ce1" office:value-type="string" calcext:value-type="string">
            <text:p>Scenario Description</text:p>
          </table:table-cell>
          <table:table-cell table:style-name="ce1" office:value-type="string" calcext:value-type="string">
            <text:p>Scenario Steps</text:p>
          </table:table-cell>
          <table:table-cell table:style-name="ce1" office:value-type="string" calcext:value-type="string">
            <text:p>Expected Results</text:p>
          </table:table-cell>
          <table:table-cell table:number-columns-repeated="1020"/>
        </table:table-row>
        <table:table-row table:style-name="ro7">
          <table:table-cell table:style-name="ce3" office:value-type="string" calcext:value-type="string">
            <text:p>Scenario: Create Discussions</text:p>
            <text:p>Number of user: 5</text:p>
          </table:table-cell>
          <table:table-cell table:style-name="ce3" office:value-type="string" calcext:value-type="string">
            <text:p>Verify that a user is able to create Discussions and measure the transection response time.</text:p>
            <text:p/>
          </table:table-cell>
          <table:table-cell table:style-name="ce3" office:value-type="string" calcext:value-type="string">
            <text:p>Preconditions:</text:p>
            <text:p>1) Identify valid zONE user ID and password;</text:p>
            <text:p>2) "Load Testing Community" must exist in the zONE application; </text:p>
            <text:p>Steps:</text:p>
            <text:p>1) Log in to zONE with a valid user ID and password.</text:p>
            <text:p>2) Select the Communities button and then select the "Load Testing Community" from the drop-down menu.</text:p>
            <text:p>3) Verify that the user is navigated to the "Load Testing Community" homepage.</text:p>
            <text:p>4) Hover over the “Library” hyperlink tab.</text:p>
            <text:p>5) Hover over the “Discussions” and Select “Add Discussions”.</text:p>
            <text:p>6) Fill out all required fields.</text:p>
            <text:p>7) Select the Submit button.</text:p>
            <text:p>8) Verify that the user is navigated to the community homepage.</text:p>
            <text:p/>
          </table:table-cell>
          <table:table-cell table:style-name="ce3" office:value-type="string" calcext:value-type="string">
            <text:p>User is able to create Discussions  and recorded  the following transection response time:</text:p>
            <text:p/>
            <text:p>- Login transaction time.</text:p>
            <text:p>- Navigate to community home page transaction time.</text:p>
            <text:p>-Navigate to Create Event page transaction time.</text:p>
            <text:p>- Discussions Submit transaction time.</text:p>
            <text:p>-Logout transaction time.</text:p>
            <text:p/>
            <text:p/>
          </table:table-cell>
          <table:table-cell table:number-columns-repeated="1020"/>
        </table:table-row>
        <table:table-row table:style-name="ro3" table:number-rows-repeated="9">
          <table:table-cell table:style-name="ce13" table:number-columns-repeated="4"/>
          <table:table-cell table:number-columns-repeated="1020"/>
        </table:table-row>
        <table:table-row table:style-name="ro3" table:number-rows-repeated="104856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reate_Services" table:style-name="ta6">
        <table:table-column table:style-name="co4" table:default-cell-style-name="ce14"/>
        <table:table-column table:style-name="co5" table:default-cell-style-name="ce14"/>
        <table:table-column table:style-name="co9" table:default-cell-style-name="ce14"/>
        <table:table-column table:style-name="co7" table:default-cell-style-name="ce14"/>
        <table:table-column table:style-name="co3" table:number-columns-repeated="1020" table:default-cell-style-name="ce14"/>
        <table:table-row table:style-name="ro3">
          <table:table-cell table:style-name="ce12" office:value-type="string" calcext:value-type="string">
            <text:p>Scenario Case Title</text:p>
          </table:table-cell>
          <table:table-cell table:style-name="ce1" office:value-type="string" calcext:value-type="string">
            <text:p>Scenario Description</text:p>
          </table:table-cell>
          <table:table-cell table:style-name="ce1" office:value-type="string" calcext:value-type="string">
            <text:p>Scenario Steps</text:p>
          </table:table-cell>
          <table:table-cell table:style-name="ce1" office:value-type="string" calcext:value-type="string">
            <text:p>Expected Results</text:p>
          </table:table-cell>
          <table:table-cell table:number-columns-repeated="1020"/>
        </table:table-row>
        <table:table-row table:style-name="ro7">
          <table:table-cell table:style-name="ce3" office:value-type="string" calcext:value-type="string">
            <text:p>Scenario: Create Services </text:p>
            <text:p>Number of user: 5</text:p>
          </table:table-cell>
          <table:table-cell table:style-name="ce3" office:value-type="string" calcext:value-type="string">
            <text:p>Verify that a user is able to create Services with below attachments and measure the transection response time.</text:p>
            <text:p/>
            <text:p>- 1MB attachment</text:p>
            <text:p>- 10MB Attachment </text:p>
            <text:p>- 20MB Attachment </text:p>
            <text:p/>
          </table:table-cell>
          <table:table-cell table:style-name="ce3" office:value-type="string" calcext:value-type="string">
            <text:p>Preconditions:</text:p>
            <text:p>1) Identify valid zONE user ID and password;</text:p>
            <text:p>2) "Load Testing Community" must exist in the zONE application; </text:p>
            <text:p>Steps:</text:p>
            <text:p>1) Log in to zONE with a valid user ID and password.</text:p>
            <text:p>2) Select the Communities button and then select the "Load Testing Community" from the drop-down menu.</text:p>
            <text:p>3) Verify that the user is navigated to the "Load Testing Community" homepage.</text:p>
            <text:p>4) Hover over the “Library” hyperlink tab.</text:p>
            <text:p>5) Hover over the “Services” and Select “Add Services”.</text:p>
            <text:p>6) Fill out all required fields and attached <text:span text:style-name="T1">1MB attachment </text:span><text:span text:style-name="T2">file in the file upload field.</text:span></text:p>
            <text:p><text:span text:style-name="T3">7) Select the Submit button.</text:span></text:p>
            <text:p><text:span text:style-name="T3">8) Verify that the user is navigated to the community homepage.</text:span></text:p>
            <text:p><text:span text:style-name="T3"/></text:p>
            <text:p><text:span text:style-name="T4">9 ) Repeat the scenario for </text:span><text:span text:style-name="T5">10MB and 20MB</text:span><text:span text:style-name="T6"> attachment files </text:span></text:p>
            <text:p><text:span text:style-name="T3"/></text:p>
          </table:table-cell>
          <table:table-cell table:style-name="ce3" office:value-type="string" calcext:value-type="string">
            <text:p>User is able to create Services  and recorded  the following transection response time:</text:p>
            <text:p/>
            <text:p>- Login transaction time.</text:p>
            <text:p>- Navigate to community home page transaction time.</text:p>
            <text:p>- Navigate to Create Event page transaction time.</text:p>
            <text:p>- Services Submit transaction time.</text:p>
            <text:p>- Logout transaction time.</text:p>
            <text:p/>
            <text:p/>
          </table:table-cell>
          <table:table-cell table:number-columns-repeated="1020"/>
        </table:table-row>
        <table:table-row table:style-name="ro3" table:number-rows-repeated="9">
          <table:table-cell table:style-name="ce13" table:number-columns-repeated="4"/>
          <table:table-cell table:number-columns-repeated="1020"/>
        </table:table-row>
        <table:table-row table:style-name="ro3" table:number-rows-repeated="104856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anage_Member" table:style-name="ta7">
        <table:table-column table:style-name="co4" table:default-cell-style-name="ce14"/>
        <table:table-column table:style-name="co5" table:default-cell-style-name="ce14"/>
        <table:table-column table:style-name="co9" table:default-cell-style-name="ce14"/>
        <table:table-column table:style-name="co7" table:default-cell-style-name="ce14"/>
        <table:table-column table:style-name="co3" table:number-columns-repeated="1020" table:default-cell-style-name="ce14"/>
        <table:table-row table:style-name="ro3">
          <table:table-cell table:style-name="ce12" office:value-type="string" calcext:value-type="string">
            <text:p>Scenario Case Title</text:p>
          </table:table-cell>
          <table:table-cell table:style-name="ce1" office:value-type="string" calcext:value-type="string">
            <text:p>Scenario Description</text:p>
          </table:table-cell>
          <table:table-cell table:style-name="ce1" office:value-type="string" calcext:value-type="string">
            <text:p>Scenario Steps</text:p>
          </table:table-cell>
          <table:table-cell table:style-name="ce1" office:value-type="string" calcext:value-type="string">
            <text:p>Expected Results</text:p>
          </table:table-cell>
          <table:table-cell table:number-columns-repeated="1020"/>
        </table:table-row>
        <table:table-row table:style-name="ro7">
          <table:table-cell table:style-name="ce3" office:value-type="string" calcext:value-type="string">
            <text:p>Manage Members</text:p>
            <text:p>-Request and Approve Community Request</text:p>
            <text:p>Number of user: 5</text:p>
          </table:table-cell>
          <table:table-cell table:style-name="ce3" office:value-type="string" calcext:value-type="string">
            <text:p>Verify that community manage can add and remove users to the community and measure the transection response time.</text:p>
            <text:p/>
          </table:table-cell>
          <table:table-cell table:style-name="ce3" office:value-type="string" calcext:value-type="string">
            <text:p>Preconditions:</text:p>
            <text:p>1) Identify valid zONE community manager user ID and password -User1;</text:p>
            <text:p>2) "Load Testing Community" must exist in the zONE application;  </text:p>
            <text:p>3) Identify few other valid zONE user not member of the "Load Testing Community"  -User2, -User3 and user4;</text:p>
            <text:p>Steps:</text:p>
            <text:p>1) Log in to zONE using User1 credentials.</text:p>
            <text:p>2) Select the Communities button and then select the "Load Testing Community" from the drop-down menu.</text:p>
            <text:p>3) Select the “Manage” hyperlink tab.</text:p>
            <text:p>4) Select "Add Member" button.</text:p>
            <text:p>5) Add user2, user3 and user4 to the community.</text:p>
            <text:p>6) Select the “Manage” link.</text:p>
            <text:p>7) Remove user2, user3 and user4 from the community </text:p>
            <text:p>8) User1 Logout .</text:p>
          </table:table-cell>
          <table:table-cell table:style-name="ce3" office:value-type="string" calcext:value-type="string">
            <text:p>Verify that community manage can add and remove users to the community  and recorded  the following transection response time:</text:p>
            <text:p/>
            <text:p>- Login transaction time.</text:p>
            <text:p>- Request Join Community time</text:p>
            <text:p>-Navigate to Manage page time</text:p>
            <text:p>-Add Users Response time </text:p>
            <text:p>-Remove Users Response time </text:p>
            <text:p>- Logout transaction time.</text:p>
            <text:p/>
            <text:p/>
          </table:table-cell>
          <table:table-cell table:number-columns-repeated="1020"/>
        </table:table-row>
        <table:table-row table:style-name="ro3" table:number-rows-repeated="9">
          <table:table-cell table:style-name="ce13" table:number-columns-repeated="4"/>
          <table:table-cell table:number-columns-repeated="1020"/>
        </table:table-row>
        <table:table-row table:style-name="ro3" table:number-rows-repeated="104856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lobal_Search" table:style-name="ta8">
        <table:table-column table:style-name="co4" table:default-cell-style-name="ce14"/>
        <table:table-column table:style-name="co5" table:default-cell-style-name="ce14"/>
        <table:table-column table:style-name="co9" table:default-cell-style-name="ce14"/>
        <table:table-column table:style-name="co7" table:default-cell-style-name="ce14"/>
        <table:table-column table:style-name="co3" table:number-columns-repeated="1020" table:default-cell-style-name="ce14"/>
        <table:table-row table:style-name="ro3">
          <table:table-cell table:style-name="ce12" office:value-type="string" calcext:value-type="string">
            <text:p>Scenario Case Title</text:p>
          </table:table-cell>
          <table:table-cell table:style-name="ce1" office:value-type="string" calcext:value-type="string">
            <text:p>Scenario Description</text:p>
          </table:table-cell>
          <table:table-cell table:style-name="ce1" office:value-type="string" calcext:value-type="string">
            <text:p>Scenario Steps</text:p>
          </table:table-cell>
          <table:table-cell table:style-name="ce1" office:value-type="string" calcext:value-type="string">
            <text:p>Expected Results</text:p>
          </table:table-cell>
          <table:table-cell table:number-columns-repeated="1020"/>
        </table:table-row>
        <table:table-row table:style-name="ro7">
          <table:table-cell table:style-name="ce3" office:value-type="string" calcext:value-type="string">
            <text:p>Scenario: Search Contents</text:p>
            <text:p>Number of user: 5</text:p>
          </table:table-cell>
          <table:table-cell table:style-name="ce3" office:value-type="string" calcext:value-type="string">
            <text:p>Verify that a user is able to search for contents and measure the transection response time.</text:p>
            <text:p/>
          </table:table-cell>
          <table:table-cell table:style-name="ce3" office:value-type="string" calcext:value-type="string">
            <text:p>Preconditions:</text:p>
            <text:p>1) Identify valid zONE user ID and password;</text:p>
            <text:p>2) "Load Testing Community" must exist in the zONE application; </text:p>
            <text:p>Steps:</text:p>
            <text:p>1) Log in to zONE with a valid user ID and password.</text:p>
            <text:p>2) Verify that the user is navigated to the zONE homepage.</text:p>
            <text:p>3) Enter "Load Test" in the search field and select Search.</text:p>
            <text:p>4) Verify that the results appares on the "Search Results" page</text:p>
            <text:p>5) Logout </text:p>
            <text:p/>
          </table:table-cell>
          <table:table-cell table:style-name="ce3" office:value-type="string" calcext:value-type="string">
            <text:p>Verify that a user is able to search for contents and and recorded  the following transection response time:</text:p>
            <text:p/>
            <text:p>- Login transaction time.</text:p>
            <text:p>- Search response time </text:p>
            <text:p>- Logout transaction time.</text:p>
            <text:p/>
            <text:p/>
          </table:table-cell>
          <table:table-cell table:number-columns-repeated="1020"/>
        </table:table-row>
        <table:table-row table:style-name="ro3" table:number-rows-repeated="9">
          <table:table-cell table:style-name="ce13" table:number-columns-repeated="4"/>
          <table:table-cell table:number-columns-repeated="1020"/>
        </table:table-row>
        <table:table-row table:style-name="ro3" table:number-rows-repeated="104856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Revision Log" table:style-name="ta9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8" table:number-columns-repeated="1020" table:default-cell-style-name="Default"/>
        <table:table-row table:style-name="ro8">
          <table:table-cell table:style-name="ce15" office:value-type="string" calcext:value-type="string" table:number-columns-spanned="4" table:number-rows-spanned="1">
            <text:p>Document#</text:p>
            <text:p/>
          </table:table-cell>
          <table:covered-table-cell table:number-columns-repeated="3" table:style-name="ce15"/>
          <table:table-cell table:style-name="ce14" table:number-columns-repeated="1020"/>
        </table:table-row>
        <table:table-row table:style-name="ro3">
          <table:table-cell table:style-name="ce16" office:value-type="string" calcext:value-type="string">
            <text:p>Version</text:p>
          </table:table-cell>
          <table:table-cell table:style-name="ce16" office:value-type="string" calcext:value-type="string">
            <text:p>Date</text:p>
          </table:table-cell>
          <table:table-cell table:style-name="ce16" office:value-type="string" calcext:value-type="string">
            <text:p>Author/Owner</text:p>
          </table:table-cell>
          <table:table-cell table:style-name="ce16" office:value-type="string" calcext:value-type="string">
            <text:p>Description of Change</text:p>
          </table:table-cell>
          <table:table-cell table:number-columns-repeated="1020"/>
        </table:table-row>
        <table:table-row table:style-name="ro9">
          <table:table-cell table:style-name="ce4" office:value-type="float" office:value="0.1" calcext:value-type="float">
            <text:p>0.1</text:p>
          </table:table-cell>
          <table:table-cell table:style-name="ce18" office:value-type="date" office:date-value="2018-12-13" calcext:value-type="date">
            <text:p>12/13/2018</text:p>
          </table:table-cell>
          <table:table-cell table:style-name="ce3" office:value-type="string" calcext:value-type="string">
            <text:p>Luthfur Khan/Scope Infotech Inc.</text:p>
          </table:table-cell>
          <table:table-cell table:style-name="ce4" office:value-type="string" calcext:value-type="string">
            <text:p>Initial draft</text:p>
          </table:table-cell>
          <table:table-cell table:number-columns-repeated="1020"/>
        </table:table-row>
        <table:table-row table:style-name="ro3">
          <table:table-cell table:style-name="ce3"/>
          <table:table-cell table:style-name="ce19"/>
          <table:table-cell table:style-name="ce3"/>
          <table:table-cell table:style-name="ce3" office:value-type="string" calcext:value-type="string">
            <text:p>Updated with current UI changes</text:p>
          </table:table-cell>
          <table:table-cell table:number-columns-repeated="1020"/>
        </table:table-row>
        <table:table-row table:style-name="ro3">
          <table:table-cell table:style-name="ce17"/>
          <table:table-cell table:style-name="ce20"/>
          <table:table-cell table:style-name="ce2"/>
          <table:table-cell table:style-name="ce17" office:value-type="string" calcext:value-type="string">
            <text:p>Baseline</text:p>
          </table:table-cell>
          <table:table-cell table:number-columns-repeated="1020"/>
        </table:table-row>
        <table:table-row table:style-name="ro3" table:number-rows-repeated="1048570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atang" svg:font-family="Batang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 Regular" style:font-family-asian="'Noto Sans CJK SC Regular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20_2" style:display-name="Normal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Batang" fo:font-family="Batang" style:font-family-generic="swis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reate_5f_Documents" style:display-name="PageStyle_Create_Document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reate_5f_Wiki" style:display-name="PageStyle_Create_Wiki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reate_5f_Events" style:display-name="PageStyle_Create_Event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reate_5f_Discussions" style:display-name="PageStyle_Create_Discussion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Global_5f_Search" style:display-name="PageStyle_Global_Search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cenario_20_Specifications" style:display-name="PageStyle_Scenario Specification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reate_5f_Services" style:display-name="PageStyle_Create_Servic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evision_20_Log" style:display-name="PageStyle_Revision Log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anage_5f_Member" style:display-name="PageStyle_Manage_Member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zONE Regression Test Cases</dc:title>
    <meta:initial-creator>Archana Narayan</meta:initial-creator>
    <meta:creation-date>2013-11-11T14:52:34</meta:creation-date>
    <dc:date>2018-12-28T12:20:39.942723867</dc:date>
    <meta:generator>LibreOffice/5.1.6.2$Linux_X86_64 LibreOffice_project/10m0$Build-2</meta:generator>
    <meta:print-date>2018-12-28T12:14:00.667701970</meta:print-date>
    <meta:editing-duration>PT10M14S</meta:editing-duration>
    <meta:editing-cycles>1</meta:editing-cycles>
    <meta:document-statistic meta:table-count="9" meta:cell-count="83" meta:object-count="0"/>
    <meta:user-defined meta:name="AppVersion">16.0300</meta:user-defined>
    <meta:user-defined meta:name="ContentTypeId">0x01010072EC3177F12F9A449F70FECD1523506F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